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2704" calcext:value-type="float">
            <text:p>81.8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6656" calcext:value-type="float">
            <text:p>80.6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200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196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196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195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195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195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46804</text:p>
          </table:table-cell>
          <table:table-cell office:value-type="string" calcext:value-type="string">
            <text:p>195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